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V&quot;" style:apply-style-name="Violet" style:base-cell-address="'USB-1408FS 4 channel'.C2"/>
      <style:map style:condition="cell-content()=&quot;BK&quot;" style:apply-style-name="Black" style:base-cell-address="'USB-1408FS 4 channel'.C2"/>
      <style:map style:condition="cell-content()=&quot;BL&quot;" style:apply-style-name="Blue" style:base-cell-address="'USB-1408FS 4 channel'.C2"/>
      <style:map style:condition="cell-content()=&quot;R&quot;" style:apply-style-name="Red" style:base-cell-address="'USB-1408FS 4 channel'.C2"/>
      <style:map style:condition="cell-content()=&quot;O&quot;" style:apply-style-name="Orange" style:base-cell-address="'USB-1408FS 4 channel'.C2"/>
      <style:map style:condition="cell-content()=&quot;Y&quot;" style:apply-style-name="Yellow" style:base-cell-address="'USB-1408FS 4 channel'.C2"/>
      <style:map style:condition="cell-content()=&quot;W&quot;" style:apply-style-name="White" style:base-cell-address="'USB-1408FS 4 channel'.C2"/>
      <style:map style:condition="cell-content()=&quot;GY&quot;" style:apply-style-name="Grey" style:base-cell-address="'USB-1408FS 4 channel'.C2"/>
      <style:map style:condition="cell-content()=&quot;BR&quot;" style:apply-style-name="Brown" style:base-cell-address="'USB-1408FS 4 channel'.C2"/>
      <style:map style:condition="cell-content()=&quot;GR&quot;" style:apply-style-name="Green" style:base-cell-address="'USB-1408FS 4 channel'.C2"/>
    </style:style>
    <style:style style:name="ce3" style:family="table-cell" style:parent-style-name="Orange">
      <style:table-cell-properties fo:background-color="transparent"/>
      <style:text-properties style:use-window-font-color="true"/>
    </style:style>
    <style:style style:name="ce4" style:family="table-cell" style:parent-style-name="Default">
      <style:map style:condition="cell-content()=&quot;V&quot;" style:apply-style-name="Violet" style:base-cell-address="'USB-1408FS-plus 4 channel'.C2"/>
      <style:map style:condition="cell-content()=&quot;BK&quot;" style:apply-style-name="Black" style:base-cell-address="'USB-1408FS-plus 4 channel'.C2"/>
      <style:map style:condition="cell-content()=&quot;BL&quot;" style:apply-style-name="Blue" style:base-cell-address="'USB-1408FS-plus 4 channel'.C2"/>
      <style:map style:condition="cell-content()=&quot;R&quot;" style:apply-style-name="Red" style:base-cell-address="'USB-1408FS-plus 4 channel'.C2"/>
      <style:map style:condition="cell-content()=&quot;O&quot;" style:apply-style-name="Orange" style:base-cell-address="'USB-1408FS-plus 4 channel'.C2"/>
      <style:map style:condition="cell-content()=&quot;Y&quot;" style:apply-style-name="Yellow" style:base-cell-address="'USB-1408FS-plus 4 channel'.C2"/>
      <style:map style:condition="cell-content()=&quot;W&quot;" style:apply-style-name="White" style:base-cell-address="'USB-1408FS-plus 4 channel'.C2"/>
      <style:map style:condition="cell-content()=&quot;GY&quot;" style:apply-style-name="Grey" style:base-cell-address="'USB-1408FS-plus 4 channel'.C2"/>
      <style:map style:condition="cell-content()=&quot;BR&quot;" style:apply-style-name="Brown" style:base-cell-address="'USB-1408FS-plus 4 channel'.C2"/>
      <style:map style:condition="cell-content()=&quot;GR&quot;" style:apply-style-name="Green" style:base-cell-address="'USB-1408FS-plus 4 channel'.C2"/>
    </style:style>
    <style:style style:name="ce5" style:family="table-cell" style:parent-style-name="Default">
      <style:map style:condition="cell-content()=&quot;V&quot;" style:apply-style-name="Violet" style:base-cell-address="'USB-1408FS-plus 4 channel'.C14"/>
      <style:map style:condition="cell-content()=&quot;BK&quot;" style:apply-style-name="Black" style:base-cell-address="'USB-1408FS-plus 4 channel'.C14"/>
      <style:map style:condition="cell-content()=&quot;BL&quot;" style:apply-style-name="Blue" style:base-cell-address="'USB-1408FS-plus 4 channel'.C14"/>
      <style:map style:condition="cell-content()=&quot;R&quot;" style:apply-style-name="Red" style:base-cell-address="'USB-1408FS-plus 4 channel'.C14"/>
      <style:map style:condition="cell-content()=&quot;O&quot;" style:apply-style-name="Orange" style:base-cell-address="'USB-1408FS-plus 4 channel'.C14"/>
      <style:map style:condition="cell-content()=&quot;Y&quot;" style:apply-style-name="Yellow" style:base-cell-address="'USB-1408FS-plus 4 channel'.C14"/>
      <style:map style:condition="cell-content()=&quot;W&quot;" style:apply-style-name="White" style:base-cell-address="'USB-1408FS-plus 4 channel'.C14"/>
      <style:map style:condition="cell-content()=&quot;GY&quot;" style:apply-style-name="Grey" style:base-cell-address="'USB-1408FS-plus 4 channel'.C14"/>
      <style:map style:condition="cell-content()=&quot;BR&quot;" style:apply-style-name="Brown" style:base-cell-address="'USB-1408FS-plus 4 channel'.C14"/>
      <style:map style:condition="cell-content()=&quot;GR&quot;" style:apply-style-name="Green" style:base-cell-address="'USB-1408FS-plus 4 channel'.C14"/>
    </style:style>
    <style:style style:name="ce6" style:family="table-cell" style:parent-style-name="Default">
      <style:map style:condition="cell-content()=&quot;V&quot;" style:apply-style-name="Violet" style:base-cell-address="'USB-1408FS-plus 4 channel'.C15"/>
      <style:map style:condition="cell-content()=&quot;BK&quot;" style:apply-style-name="Black" style:base-cell-address="'USB-1408FS-plus 4 channel'.C15"/>
      <style:map style:condition="cell-content()=&quot;BL&quot;" style:apply-style-name="Blue" style:base-cell-address="'USB-1408FS-plus 4 channel'.C15"/>
      <style:map style:condition="cell-content()=&quot;R&quot;" style:apply-style-name="Red" style:base-cell-address="'USB-1408FS-plus 4 channel'.C15"/>
      <style:map style:condition="cell-content()=&quot;O&quot;" style:apply-style-name="Orange" style:base-cell-address="'USB-1408FS-plus 4 channel'.C15"/>
      <style:map style:condition="cell-content()=&quot;Y&quot;" style:apply-style-name="Yellow" style:base-cell-address="'USB-1408FS-plus 4 channel'.C15"/>
      <style:map style:condition="cell-content()=&quot;W&quot;" style:apply-style-name="White" style:base-cell-address="'USB-1408FS-plus 4 channel'.C15"/>
      <style:map style:condition="cell-content()=&quot;GY&quot;" style:apply-style-name="Grey" style:base-cell-address="'USB-1408FS-plus 4 channel'.C15"/>
      <style:map style:condition="cell-content()=&quot;BR&quot;" style:apply-style-name="Brown" style:base-cell-address="'USB-1408FS-plus 4 channel'.C15"/>
      <style:map style:condition="cell-content()=&quot;GR&quot;" style:apply-style-name="Green" style:base-cell-address="'USB-1408FS-plus 4 channel'.C15"/>
    </style:style>
  </office:automatic-styles>
  <office:body>
    <office:spreadsheet>
      <table:calculation-settings table:automatic-find-labels="false"/>
      <table:table table:name="USB-1408FS 4 channel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nection</text:p>
          </table:table-cell>
          <table:table-cell table:style-name="ce1" office:value-type="string" calcext:value-type="string">
            <text:p>Wire Color</text:p>
          </table:table-cell>
          <table:table-cell table:style-name="ce1" office:value-type="string" calcext:value-type="string">
            <text:p>External Conne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 0+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0 +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I 0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0 GND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GND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I 1+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1 +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I 1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1 GND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GND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I 2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2 +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I 2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2 GND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GND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I 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3 +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I 3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3 GND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PCB GND</text:p>
          </table:table-cell>
          <table:table-cell office:value-type="string" calcext:value-type="string">
            <text:p>PDC GND to DAC0 GND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AO 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C1 +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AO 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CB Y</text:p>
          </table:table-cell>
          <table:table-cell office:value-type="string" calcext:value-type="string">
            <text:p>PCB GR to DAC0 +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AC1 GND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+2.5V REF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TRIG_IN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YNC I/O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CTR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Port A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SUB 1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ort A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DSUB 2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ort A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SUB 3</text:p>
          </table:table-cell>
          <table:table-cell/>
          <table:table-cell table:style-name="ce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ort 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UB 4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ort A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SUB 5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Port A5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DSUB 6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ort A6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DSUB 7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ort A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SUB 8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SUB 9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PC +5V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Port B0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Port B1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ort B2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Port B3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Port B4</text:p>
          </table:table-cell>
          <table:table-cell table:number-columns-repeated="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ort B5</text:p>
          </table:table-cell>
          <table:table-cell table:number-columns-repeated="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ort B6</text:p>
          </table:table-cell>
          <table:table-cell table:number-columns-repeated="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Port B7</text:p>
          </table:table-cell>
          <table:table-cell table:number-columns-repeated="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calcext:conditional-formats>
          <calcext:conditional-format calcext:target-range-address="'USB-1408FS 4 channel'.C2:'USB-1408FS 4 channel'.C41">
            <calcext:condition calcext:apply-style-name="Violet" calcext:value="=&quot;V&quot;" calcext:base-cell-address="'USB-1408FS 4 channel'.C2"/>
            <calcext:condition calcext:apply-style-name="Black" calcext:value="=&quot;BK&quot;" calcext:base-cell-address="'USB-1408FS 4 channel'.C2"/>
            <calcext:condition calcext:apply-style-name="Blue" calcext:value="=&quot;BL&quot;" calcext:base-cell-address="'USB-1408FS 4 channel'.C2"/>
            <calcext:condition calcext:apply-style-name="Red" calcext:value="=&quot;R&quot;" calcext:base-cell-address="'USB-1408FS 4 channel'.C2"/>
            <calcext:condition calcext:apply-style-name="Orange" calcext:value="=&quot;O&quot;" calcext:base-cell-address="'USB-1408FS 4 channel'.C2"/>
            <calcext:condition calcext:apply-style-name="Yellow" calcext:value="=&quot;Y&quot;" calcext:base-cell-address="'USB-1408FS 4 channel'.C2"/>
            <calcext:condition calcext:apply-style-name="White" calcext:value="=&quot;W&quot;" calcext:base-cell-address="'USB-1408FS 4 channel'.C2"/>
            <calcext:condition calcext:apply-style-name="Grey" calcext:value="=&quot;GY&quot;" calcext:base-cell-address="'USB-1408FS 4 channel'.C2"/>
            <calcext:condition calcext:apply-style-name="Brown" calcext:value="=&quot;BR&quot;" calcext:base-cell-address="'USB-1408FS 4 channel'.C2"/>
            <calcext:condition calcext:apply-style-name="Green" calcext:value="=&quot;GR&quot;" calcext:base-cell-address="'USB-1408FS 4 channel'.C2"/>
          </calcext:conditional-format>
        </calcext:conditional-formats>
      </table:table>
      <table:table table:name="USB-1408FS-plus 4 channel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Connection</text:p>
          </table:table-cell>
          <table:table-cell table:style-name="ce1" office:value-type="string" calcext:value-type="string">
            <text:p>Wire Color</text:p>
          </table:table-cell>
          <table:table-cell table:style-name="ce1" office:value-type="string" calcext:value-type="string">
            <text:p>External Conne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 0+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0 +</text:p>
          </table:table-cell>
          <table:table-cell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I 0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0 GND</text:p>
          </table:table-cell>
          <table:table-cell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AGND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I 1+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h1 +</text:p>
          </table:table-cell>
          <table:table-cell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I 1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1 GND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GND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I 2+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h2 +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I 2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2 GND</text:p>
          </table:table-cell>
          <table:table-cell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GND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I 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3 +</text:p>
          </table:table-cell>
          <table:table-cell table:number-columns-repeated="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AI 3-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Ch3 GND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PCB GND</text:p>
          </table:table-cell>
          <table:table-cell office:value-type="string" calcext:value-type="string">
            <text:p>PDC GND to DAC0 GND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AO 0</text:p>
          </table:table-cell>
          <table:table-cell table:style-name="ce5" office:value-type="string" calcext:value-type="string">
            <text:p>W</text:p>
          </table:table-cell>
          <table:table-cell office:value-type="string" calcext:value-type="string">
            <text:p>PCB Y</text:p>
          </table:table-cell>
          <table:table-cell office:value-type="string" calcext:value-type="string">
            <text:p>PCB GR to DAC0 +</text:p>
          </table:table-cell>
          <table:table-cell office:value-type="string" calcext:value-type="string">
            <text:p>+- 15V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AO 1</text:p>
          </table:table-cell>
          <table:table-cell table:style-name="ce6" office:value-type="string" calcext:value-type="string">
            <text:p>Y</text:p>
          </table:table-cell>
          <table:table-cell office:value-type="string" calcext:value-type="string">
            <text:p>DAC1 +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DAC1 GND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TRIG_IN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SYNC I/O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CTR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Port A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SUB 1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Port A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DSUB 2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Port A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SUB 3</text:p>
          </table:table-cell>
          <table:table-cell/>
          <table:table-cell table:style-name="ce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Port 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UB 4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Port A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SUB 5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Port A5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DSUB 6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Port A6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DSUB 7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ort A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SUB 8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DSUB 9</text:p>
          </table:table-cell>
          <table:table-cell table:number-columns-repeated="2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PC +5V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Port B0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Port B1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Port B2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Port B3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Port B4</text:p>
          </table:table-cell>
          <table:table-cell table:number-columns-repeated="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Port B5</text:p>
          </table:table-cell>
          <table:table-cell table:number-columns-repeated="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Port B6</text:p>
          </table:table-cell>
          <table:table-cell table:number-columns-repeated="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Port B7</text:p>
          </table:table-cell>
          <table:table-cell table:number-columns-repeated="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calcext:conditional-formats>
          <calcext:conditional-format calcext:target-range-address="'USB-1408FS-plus 4 channel'.C16:'USB-1408FS-plus 4 channel'.C41 'USB-1408FS-plus 4 channel'.C2:'USB-1408FS-plus 4 channel'.C13">
            <calcext:condition calcext:apply-style-name="Violet" calcext:value="=&quot;V&quot;" calcext:base-cell-address="'USB-1408FS-plus 4 channel'.C2"/>
            <calcext:condition calcext:apply-style-name="Black" calcext:value="=&quot;BK&quot;" calcext:base-cell-address="'USB-1408FS-plus 4 channel'.C2"/>
            <calcext:condition calcext:apply-style-name="Blue" calcext:value="=&quot;BL&quot;" calcext:base-cell-address="'USB-1408FS-plus 4 channel'.C2"/>
            <calcext:condition calcext:apply-style-name="Red" calcext:value="=&quot;R&quot;" calcext:base-cell-address="'USB-1408FS-plus 4 channel'.C2"/>
            <calcext:condition calcext:apply-style-name="Orange" calcext:value="=&quot;O&quot;" calcext:base-cell-address="'USB-1408FS-plus 4 channel'.C2"/>
            <calcext:condition calcext:apply-style-name="Yellow" calcext:value="=&quot;Y&quot;" calcext:base-cell-address="'USB-1408FS-plus 4 channel'.C2"/>
            <calcext:condition calcext:apply-style-name="White" calcext:value="=&quot;W&quot;" calcext:base-cell-address="'USB-1408FS-plus 4 channel'.C2"/>
            <calcext:condition calcext:apply-style-name="Grey" calcext:value="=&quot;GY&quot;" calcext:base-cell-address="'USB-1408FS-plus 4 channel'.C2"/>
            <calcext:condition calcext:apply-style-name="Brown" calcext:value="=&quot;BR&quot;" calcext:base-cell-address="'USB-1408FS-plus 4 channel'.C2"/>
            <calcext:condition calcext:apply-style-name="Green" calcext:value="=&quot;GR&quot;" calcext:base-cell-address="'USB-1408FS-plus 4 channel'.C2"/>
          </calcext:conditional-format>
          <calcext:conditional-format calcext:target-range-address="'USB-1408FS-plus 4 channel'.C15:'USB-1408FS-plus 4 channel'.C15">
            <calcext:condition calcext:apply-style-name="Violet" calcext:value="=&quot;V&quot;" calcext:base-cell-address="'USB-1408FS-plus 4 channel'.C15"/>
            <calcext:condition calcext:apply-style-name="Black" calcext:value="=&quot;BK&quot;" calcext:base-cell-address="'USB-1408FS-plus 4 channel'.C15"/>
            <calcext:condition calcext:apply-style-name="Blue" calcext:value="=&quot;BL&quot;" calcext:base-cell-address="'USB-1408FS-plus 4 channel'.C15"/>
            <calcext:condition calcext:apply-style-name="Red" calcext:value="=&quot;R&quot;" calcext:base-cell-address="'USB-1408FS-plus 4 channel'.C15"/>
            <calcext:condition calcext:apply-style-name="Orange" calcext:value="=&quot;O&quot;" calcext:base-cell-address="'USB-1408FS-plus 4 channel'.C15"/>
            <calcext:condition calcext:apply-style-name="Yellow" calcext:value="=&quot;Y&quot;" calcext:base-cell-address="'USB-1408FS-plus 4 channel'.C15"/>
            <calcext:condition calcext:apply-style-name="White" calcext:value="=&quot;W&quot;" calcext:base-cell-address="'USB-1408FS-plus 4 channel'.C15"/>
            <calcext:condition calcext:apply-style-name="Grey" calcext:value="=&quot;GY&quot;" calcext:base-cell-address="'USB-1408FS-plus 4 channel'.C15"/>
            <calcext:condition calcext:apply-style-name="Brown" calcext:value="=&quot;BR&quot;" calcext:base-cell-address="'USB-1408FS-plus 4 channel'.C15"/>
            <calcext:condition calcext:apply-style-name="Green" calcext:value="=&quot;GR&quot;" calcext:base-cell-address="'USB-1408FS-plus 4 channel'.C15"/>
          </calcext:conditional-format>
          <calcext:conditional-format calcext:target-range-address="'USB-1408FS-plus 4 channel'.C14:'USB-1408FS-plus 4 channel'.C14">
            <calcext:condition calcext:apply-style-name="Violet" calcext:value="=&quot;V&quot;" calcext:base-cell-address="'USB-1408FS-plus 4 channel'.C14"/>
            <calcext:condition calcext:apply-style-name="Black" calcext:value="=&quot;BK&quot;" calcext:base-cell-address="'USB-1408FS-plus 4 channel'.C14"/>
            <calcext:condition calcext:apply-style-name="Blue" calcext:value="=&quot;BL&quot;" calcext:base-cell-address="'USB-1408FS-plus 4 channel'.C14"/>
            <calcext:condition calcext:apply-style-name="Red" calcext:value="=&quot;R&quot;" calcext:base-cell-address="'USB-1408FS-plus 4 channel'.C14"/>
            <calcext:condition calcext:apply-style-name="Orange" calcext:value="=&quot;O&quot;" calcext:base-cell-address="'USB-1408FS-plus 4 channel'.C14"/>
            <calcext:condition calcext:apply-style-name="Yellow" calcext:value="=&quot;Y&quot;" calcext:base-cell-address="'USB-1408FS-plus 4 channel'.C14"/>
            <calcext:condition calcext:apply-style-name="White" calcext:value="=&quot;W&quot;" calcext:base-cell-address="'USB-1408FS-plus 4 channel'.C14"/>
            <calcext:condition calcext:apply-style-name="Grey" calcext:value="=&quot;GY&quot;" calcext:base-cell-address="'USB-1408FS-plus 4 channel'.C14"/>
            <calcext:condition calcext:apply-style-name="Brown" calcext:value="=&quot;BR&quot;" calcext:base-cell-address="'USB-1408FS-plus 4 channel'.C14"/>
            <calcext:condition calcext:apply-style-name="Green" calcext:value="=&quot;GR&quot;" calcext:base-cell-address="'USB-1408FS-plus 4 channel'.C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iolet" style:family="table-cell" style:parent-style-name="Default">
      <style:table-cell-properties fo:background-color="#cc66ff"/>
    </style:style>
    <style:style style:name="Black" style:family="table-cell" style:parent-style-name="Default">
      <style:table-cell-properties fo:background-color="#111111"/>
      <style:text-properties fo:color="#ffffff"/>
    </style:style>
    <style:style style:name="Blue" style:family="table-cell" style:parent-style-name="Default">
      <style:table-cell-properties fo:background-color="#0000ff"/>
      <style:text-properties fo:color="#ffffff"/>
    </style:style>
    <style:style style:name="Red" style:family="table-cell" style:parent-style-name="Default">
      <style:table-cell-properties fo:background-color="#ff3333"/>
      <style:text-properties fo:color="#000000"/>
    </style:style>
    <style:style style:name="Orange" style:family="table-cell" style:parent-style-name="Default">
      <style:table-cell-properties fo:background-color="#ff9900"/>
      <style:text-properties fo:color="#000000"/>
    </style:style>
    <style:style style:name="Yellow" style:family="table-cell" style:parent-style-name="Default">
      <style:table-cell-properties fo:background-color="#ffff00"/>
      <style:text-properties fo:color="#000000"/>
    </style:style>
    <style:style style:name="White" style:family="table-cell" style:parent-style-name="Default">
      <style:table-cell-properties fo:background-color="#ffffff"/>
      <style:text-properties fo:color="#000000"/>
    </style:style>
    <style:style style:name="Grey" style:family="table-cell" style:parent-style-name="Default">
      <style:table-cell-properties fo:background-color="#b2b2b2"/>
      <style:text-properties fo:color="#000000"/>
    </style:style>
    <style:style style:name="Brown" style:family="table-cell" style:parent-style-name="Default">
      <style:table-cell-properties fo:background-color="#461900"/>
      <style:text-properties fo:color="#ffffff"/>
    </style:style>
    <style:style style:name="Green" style:family="table-cell" style:parent-style-name="Default">
      <style:table-cell-properties fo:background-color="#00cc33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6:41:00.018146552</meta:creation-date>
    <dc:date>2018-08-10T17:33:22.129446604</dc:date>
    <meta:editing-duration>PT18M30S</meta:editing-duration>
    <meta:editing-cycles>5</meta:editing-cycles>
    <meta:generator>LibreOffice/5.2.7.2$Linux_ARM_EABI LibreOffice_project/20m0$Build-2</meta:generator>
    <meta:document-statistic meta:table-count="2" meta:cell-count="257" meta:object-count="0"/>
  </office:meta>
</office:document-meta>
</file>